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media-type="" manifest:full-path="Pictures/"/>
  <manifest:file-entry manifest:media-type="image/jpeg" manifest:full-path="Pictures/image.jp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sentation-title">
      <style:graphic-properties fo:min-height="2.629cm"/>
      <style:paragraph-properties style:writing-mode="lr-tb"/>
    </style:style>
    <style:style style:name="pr2" style:family="presentation" style:parent-style-name="presentation-subtitle">
      <style:graphic-properties draw:fill-color="#ffffff" fo:min-height="9.134cm"/>
      <style:paragraph-properties style:writing-mode="lr-tb"/>
    </style:style>
    <style:style style:name="pr3" style:family="presentation" style:parent-style-name="presentatio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id="page1" draw:name="Page 1">
        <draw:frame svg:width="26cm" svg:height="2cm" draw:z-index="0" svg:x="0.5cm" svg:y="0.5cm" text:anchor-type="paragraph">
          <draw:text-box>
            <text:p>Ceci est un texte</text:p>
          </draw:text-box>
        </draw:frame>
        <draw:frame svg:width="1.41cm" svg:height="1.74cm" draw:z-index="0" svg:x="13.50cm" svg:y="3.50cm" text:anchor-type="page">
          <draw:image xlink:href="Pictures/image.jpg" xlink:type="simple" xlink:show="embed" xlink:actuate="onLoad"/>
          <svg:title>Miniature</svg:title>
          <svg:desc>Livre aux éditions ENI</svg:desc>
        </draw:frame>
      </draw:page>
      <draw:page draw:id="page2" draw:name="Page 2">
        <draw:frame svg:width="7cm" svg:height="5cm" draw:z-index="0" draw:style-name="Gloup24" svg:x="11cm" svg:y="8cm" text:anchor-type="paragraph">
          <draw:text-box>
            <text:p text:style-name="Gloup24">Hello World</text:p>
          </draw:text-box>
        </draw:frame>
        <draw:frame svg:width="7cm" svg:height="5cm" draw:z-index="0" draw:style-name="Gloup48" svg:x="1cm" svg:y="1cm" text:anchor-type="paragraph">
          <draw:text-box>
            <text:p text:style-name="Gloup24">Ciao !</text:p>
          </draw:text-box>
        </draw:frame>
        <draw:frame svg:width="1.41cm" svg:height="1.74cm" draw:z-index="0" svg:x="13.50cm" svg:y="3.50cm" text:anchor-type="page">
          <draw:image xlink:href="Pictures/image.jpg" xlink:type="simple" xlink:show="embed" xlink:actuate="onLoad"/>
          <svg:title>Miniature</svg:title>
          <svg:desc>Livre aux éditions ENI</svg:desc>
        </draw:frame>
      </draw:page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sentation-background" style:family="presentation">
      <style:graphic-properties draw:stroke="none" draw:fill="none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style style:family="graphic" style:name="Gloup24">
      <style:graphic-properties draw:fill-color="#b3b3b3" draw:guide-distance="0cm" draw:guide-overhang="0cm" draw:line-distance="0cm" draw:stroke="none" draw:textarea-vertical-align="middle"/>
      <style:paragraph-properties fo:text-align="center"/>
      <style:text-properties fo:color="#dd0000" style:font-family-generic="swiss" style:font-name="Liberation Sans" fo:font-family="Liberation Sans" style:font-style-name="Bold" fo:font-size="24pt" fo:font-weight="bold"/>
    </style:style>
    <style:style style:family="graphic" style:name="Gloup48">
      <style:graphic-properties draw:fill-color="#b3b3b3" draw:guide-distance="0cm" draw:guide-overhang="0cm" draw:line-distance="0cm" draw:stroke="none" draw:textarea-vertical-align="middle"/>
      <style:paragraph-properties fo:text-align="center"/>
      <style:text-properties fo:color="#dd0000" style:font-family-generic="swiss" style:font-name="Liberation Sans" fo:font-family="Liberation Sans" style:font-style-name="Bold" fo:font-size="48pt" fo:font-weight="bold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  <style:paragraph-properties style:writing-mode="lr-tb"/>
    </style:style>
    <style:style style:name="Mpr1" style:family="presentation" style:parent-style-name="present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
            <text:span text:style-name="MT1">
              <presentation:header/>
            </text:span>
          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
            <text:span text:style-name="MT1">
              <presentation:date-time/>
            </text:span>
          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
            <text:span text:style-name="MT1">
              <presentation:footer/>
            </text:span>
          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
            <text:span text:style-name="MT1">
              <text:page-number>&lt;numéro&gt;</text:page-number>
            </text:span>
          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sentation" style:page-layout-name="PM1" draw:style-name="Mdp1">
      <draw:frame presentation:style-name="presentation-title" draw:layer="backgroundobjects" svg:width="25.199cm" svg:height="3.506cm" svg:x="1.4cm" svg:y="0.837cm" presentation:class="title" presentation:placeholder="true">
        <draw:text-box/>
      </draw:frame>
      <draw:frame presentation:style-name="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
            <text:span text:style-name="MT1">
              <presentation:date-time/>
            </text:span>
          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
            <text:span text:style-name="MT1">
              <presentation:footer/>
            </text:span>
          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
            <text:span text:style-name="MT1">
              <text:page-number>&lt;numéro&gt;</text:page-number>
            </text:span>
          </text:p>
        </draw:text-box>
      </draw:frame>
      <presentation:notes style:page-layout-name="PM2">
        <draw:page-thumbnail presentation:style-name="presentation-title" draw:layer="backgroundobjects" svg:width="13.968cm" svg:height="10.476cm" svg:x="3.81cm" svg:y="2.123cm" presentation:class="page"/>
        <draw:frame presentation:style-name="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
              <text:span text:style-name="MT1">
                <presentation:header/>
              </text:span>
            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
              <text:span text:style-name="MT1">
                <presentation:date-time/>
              </text:span>
            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
              <text:span text:style-name="MT1">
                <presentation:footer/>
              </text:span>
            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
              <text:span text:style-name="MT1">
                <text:page-number>&lt;numéro&gt;</text:page-number>
              </text:span>
            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odfdo 3.7.11</meta:generator>
    <meta:creation-date>2024-01-27T17:47:28.332445278</meta:creation-date>
    <dc:language>fr-FR</dc:language>
    <meta:editing-cycles>1</meta:editing-cycles>
    <meta:editing-duration>P0D</meta:editing-duration>
    <dc:title>presentation</dc:title>
    <meta:document-statistic meta:object-count="31"/>
    <meta:user-defined meta:name="Info 1"/>
    <meta:user-defined meta:name="Info 2"/>
    <meta:user-defined meta:name="Info 3"/>
    <meta:user-defined meta:name="Info 4"/>
    <meta:template xlink:type="simple" xlink:actuate="onRequest" xlink:title="presentation" xlink:href="../../Library/Application%20Support/LibreOffice/4/user/template/Présentations/presentation.otp" meta:date="2024-01-27T17:46:19.489348466"/>
  </office:meta>
</office:document-meta>
</file>